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Updating your mobile number or email ensures you receive bank alerts and access online services. This guide covers the process for Indian banks.</text:p>
      <text:h text:style-name="P1" text:outline-level="2">Steps</text:h>
      <text:list text:style-name="L3">
        <text:list-item>
          <text:p text:style-name="P5"><text:span text:style-name="Strong_20_Emphasis">Visit Branch</text:span>: Go to your branch with ID proof (Aadhaar, PAN) and passbook.</text:p>
        </text:list-item>
        <text:list-item>
          <text:p text:style-name="P5"><text:span text:style-name="Strong_20_Emphasis">Request Form</text:span>: Ask for KYC update or contact details change form.</text:p>
        </text:list-item>
        <text:list-item>
          <text:p text:style-name="P5"><text:span text:style-name="Strong_20_Emphasis">Fill Details</text:span>: Enter account number, new mobile number, and/or email ID.</text:p>
        </text:list-item>
        <text:list-item>
          <text:p text:style-name="P5"><text:span text:style-name="Strong_20_Emphasis">Submit Documents</text:span>: Provide self-attested ID copies; show originals.</text:p>
        </text:list-item>
        <text:list-item>
          <text:p text:style-name="P5"><text:span text:style-name="Strong_20_Emphasis">Online Option</text:span>: Log in to net banking, go to “Profile,” update contact details.</text:p>
        </text:list-item>
        <text:list-item>
          <text:p text:style-name="P5"><text:span text:style-name="Strong_20_Emphasis">Verify OTP</text:span>: Confirm via OTP sent to new mobile/email.</text:p>
        </text:list-item>
        <text:list-item>
          <text:p text:style-name="P5"><text:span text:style-name="Strong_20_Emphasis">Confirmation</text:span>: Updates reflect in 1–3 days.</text:p>
        </text:list-item>
      </text:list>
      <text:h text:style-name="P1" text:outline-level="2">Notes</text:h>
      <text:list text:style-name="L4">
        <text:list-item>
          <text:p text:style-name="P6">Online updates require active net banking.</text:p>
        </text:list-item>
        <text:list-item>
          <text:p text:style-name="P6">Some banks allow updates via ATM or customer care.</text:p>
        </text:list-item>
        <text:list-item>
          <text:p text:style-name="P6">Ensure mobile is active for OTPs.</text:p>
        </text:list-item>
      </text:list>
      <text:h text:style-name="P1" text:outline-level="2">Key Terms</text:h>
      <text:p text:style-name="P2">Mobile number update, email update, KYC, internet banking, OTP, bank branch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7T23:55:01.097045315</dc:date>
    <meta:editing-duration>PT1M4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42" meta:character-count="840" meta:non-whitespace-character-count="725"/>
  </office:meta>
</office:document-meta>
</file>